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margin-left="0.5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8" style:family="paragraph" style:parent-style-name="Standard">
      <style:paragraph-properties fo:margin-left="0.5102in" fo:margin-right="0in" fo:text-align="start" style:justify-single-word="false" fo:text-indent="0in" style:auto-text-indent="false"/>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raction of the brain / Skull-stripping</text:p>
      <text:p text:style-name="P2"/>
      <text:p text:style-name="P2"/>
      <text:p text:style-name="P4">Description</text:p>
      <text:p text:style-name="P2">During MRI image acquisition, not only the brain, but also the surrounding skull, the optical nerve, the neck and other secondary structures are scanned. Since we are interested in the brain only, an algorithm is required to strip the skull from the brain. </text:p>
      <text:p text:style-name="P2"/>
      <text:p text:style-name="P2">A number of approaches has been proposed and some implementations are freely available. Unfortunately, most programs dealing with brain MRI extract the brain as an inherit step of their processing pipeline with no possibility to execute it individually. We are therefore limited to a few applicable tools.</text:p>
      <text:p text:style-name="P2"/>
      <text:p text:style-name="P2"/>
      <text:p text:style-name="P5">Tools</text:p>
      <text:p text:style-name="P3">spm</text:p>
      <text:p text:style-name="P6">It is claimed that combining the white mater and gray matter masks of the spm matter segmentation and subsequently closing its holes, an acceptable brain mask can be generated.</text:p>
      <text:p text:style-name="P6"/>
      <text:p text:style-name="P6">Alternatively the registration to the std-space removes the skull. Applying the reversed transformation matrix to the brain mask would result in the desired segmentation.</text:p>
      <text:p text:style-name="P2"/>
      <text:p text:style-name="P3">fsl bet</text:p>
      <text:p text:style-name="P7">The fsl bet method is a dedicated skull stripping algorithm with a large range of parameters.</text:p>
      <text:p text:style-name="P2"/>
      <text:p text:style-name="P3">Freesurfer</text:p>
      <text:p text:style-name="P8">The freesurfer suite promises to include a brain stripping algorithm.</text:p>
      <text:p text:style-name="P2"/>
      <text:p text:style-name="P2"/>
      <text:p text:style-name="P5">Performance of the tools</text:p>
      <text:p text:style-name="P3">Spm</text:p>
      <text:p text:style-name="P6">Not tested yet, as rather an overkill to simply extract the brain.</text:p>
      <text:p text:style-name="P2"/>
      <text:p text:style-name="P3">Fsl bet</text:p>
      <text:p text:style-name="P6">Offers a range of options and thus high flexibility. An equilibrium resulting in an exact brain extraction for all cases could not be established. Rather, depending on the need, a combination of options that yield the results nearest to the desired optimum are to be chosen.</text:p>
      <text:p text:style-name="P2"/>
      <text:p text:style-name="P6">Giving none of the additional -RSB parameters leads to the (faulty) inclusion of the optical nerve and larger chunks of the neck, while parts of the brain are wrongly excluded.</text:p>
      <text:p text:style-name="P7">With the -R option, which leads to a more robust initial position, the over-segmentation could be largely removed, while still some parts of the brain are wrongly excluded.</text:p>
      <text:p text:style-name="P8">The -B option, designed to remove the neck, serves its purpose and removes these, but also large parts of the brain are excluded.</text:p>
      <text:p text:style-name="P6">Finally, the -S option, for eye &amp; optic nerve cleanup, performs similar to -R, with a tiny bit larger over-segmentation.</text:p>
      <text:p text:style-name="P2"/>
      <text:p text:style-name="P6"><text:soft-page-break/>Hence -R would be the option of choice for most applications.</text:p>
      <text:p text:style-name="P2"/>
      <text:p text:style-name="P3">Freesurfer</text:p>
      <text:p text:style-name="P6">No tested yet. The license file got send via email, now the suite has to be downloaded and installed.</text:p>
      <text:p text:style-name="P2"/>
      <text:p text:style-name="P2"/>
      <text:p text:style-name="P5">Comparison of tools</text:p>
      <text:p text:style-name="P2">No enough tools tested yet.</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3-10-17T10:00:11</meta:creation-date>
    <meta:generator>LibreOffice/3.5$Linux_X86_64 LibreOffice_project/350m1$Build-2</meta:generator>
    <dc:date>2013-10-17T10:37:14</dc:date>
    <dc:creator>Oskar Maier</dc:creator>
    <meta:editing-duration>PT36M19S</meta:editing-duration>
    <meta:editing-cycles>27</meta:editing-cycles>
    <meta:document-statistic meta:table-count="0" meta:image-count="0" meta:object-count="0" meta:page-count="2" meta:paragraph-count="26" meta:word-count="386" meta:character-count="2336" meta:non-whitespace-character-count="1975"/>
  </office:meta>
</office:document-meta>
</file>